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282577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29d480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28a539" style:font-size-asian="14pt" style:font-size-complex="14pt"/>
    </style:style>
    <style:style style:name="P20" style:family="paragraph" style:parent-style-name="Standard" style:list-style-name="L4">
      <style:text-properties fo:font-size="14pt" officeooo:rsid="0001f7d1" officeooo:paragraph-rsid="0027c5c5" style:font-size-asian="14pt" style:font-size-complex="14pt"/>
    </style:style>
    <style:style style:name="P21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22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23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4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5" style:family="paragraph" style:parent-style-name="Standard" style:list-style-name="L4">
      <style:text-properties fo:font-size="14pt" officeooo:rsid="001eb0f0" officeooo:paragraph-rsid="00264cf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style:style style:name="T13" style:family="text">
      <style:text-properties officeooo:rsid="00264cf3"/>
    </style:style>
    <style:style style:name="T14" style:family="text">
      <style:text-properties officeooo:rsid="0028a539"/>
    </style:style>
    <style:style style:name="T15" style:family="text">
      <style:text-properties officeooo:rsid="002dce30"/>
    </style:style>
    <style:style style:name="T16" style:family="text">
      <style:text-properties officeooo:rsid="002fbd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8060654994447159301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4069810285819548115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6997584539616193790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5811085336532529698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5">Carrello <text:span text:style-name="T13">(w3c valid, total validator checked)</text:span></text:p>
        </text:list-item>
        <text:list-item>
          <text:p text:style-name="P16">Gestione annunci<text:span text:style-name="T14">(w3c valid, total validator checked)</text:span></text:p>
        </text:list-item>
        <text:list-item>
          <text:p text:style-name="P13">Gestione ordini <text:span text:style-name="T16">(w3c valid, total validator checked)</text:span></text:p>
        </text:list-item>
        <text:list-item>
          <text:p text:style-name="P13">Gestione prodotti <text:span text:style-name="T15">(w3c valid, total validator checked)</text:span></text:p>
        </text:list-item>
        <text:list-item>
          <text:p text:style-name="P13">I miei ordini <text:span text:style-name="T9">(w3c valid, total validator checked)</text:span></text:p>
        </text:list-item>
        <text:list-item>
          <text:p text:style-name="P13">Impostazioni account <text:span text:style-name="T10">(w3c valid, total validator checked)</text:span></text:p>
        </text:list-item>
        <text:list-item>
          <text:p text:style-name="P17">Index <text:span text:style-name="T7">(Versione mobile pronta, w3c valid, total validator checked)</text:span></text:p>
        </text:list-item>
        <text:list-item>
          <text:p text:style-name="P13">Indirizzi <text:span text:style-name="T11">(w3c valid, total validator checked)</text:span></text:p>
        </text:list-item>
        <text:list-item>
          <text:p text:style-name="P18">La nostra storia <text:span text:style-name="T2">(Versione mobile pronta, w3c valid, total validator checked)</text:span></text:p>
        </text:list-item>
        <text:list-item>
          <text:p text:style-name="P19">Lista desideri <text:span text:style-name="T13">(w3c valid, total validator checked)</text:span>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20">Prodotti <text:span text:style-name="T13">(w3c valid)</text:span></text:p>
        </text:list-item>
        <text:list-item>
          <text:p text:style-name="P15">Prodotto <text:span text:style-name="T13">(w3c valid)</text:span></text:p>
        </text:list-item>
        <text:list-item>
          <text:p text:style-name="P21">Registrazione <text:span text:style-name="T2">(Versione mobile pronta, w3c valid, total validator checked)</text:span></text:p>
        </text:list-item>
        <text:list-item>
          <text:p text:style-name="P22">Resi rimborsi <text:span text:style-name="T2">(Versione mobile pronta, w3c valid, total validator checked)</text:span></text:p>
        </text:list-item>
        <text:list-item>
          <text:p text:style-name="P23">Termini spedizione <text:span text:style-name="T2">(Versione mobile pronta, w3c valid, total validator checked)</text:span></text:p>
        </text:list-item>
        <text:list-item>
          <text:p text:style-name="P13">Togli utenti <text:span text:style-name="T12">(w3c valid, total validator checked)</text:span></text:p>
        </text:list-item>
        <text:list-item>
          <text:p text:style-name="P24">Mappa del sito <text:span text:style-name="T8">(Versione mobile pronta, w3c valid, total validator checked)</text:span></text:p>
        </text:list-item>
        <text:list-item>
          <text:p text:style-name="P25">Newsletter <text:span text:style-name="T13">(w3c valid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2T00:04:27.429109233</dc:date>
    <meta:editing-duration>PT15H45M58S</meta:editing-duration>
    <meta:editing-cycles>54</meta:editing-cycles>
    <meta:generator>LibreOffice/5.2.0.4$Linux_X86_64 LibreOffice_project/20m0$Build-4</meta:generator>
    <meta:document-statistic meta:table-count="0" meta:image-count="0" meta:object-count="0" meta:page-count="2" meta:paragraph-count="56" meta:word-count="359" meta:character-count="2367" meta:non-whitespace-character-count="2104"/>
  </office:meta>
</office:document-meta>
</file>